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208in" fo:margin-left="-0.5889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3771in"/>
    </style:style>
    <style:style style:name="Table1.C" style:family="table-column">
      <style:table-column-properties style:column-width="2.4618in"/>
    </style:style>
    <style:style style:name="Table1.D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2.0458in"/>
    </style:style>
    <style:style style:name="P1" style:family="paragraph" style:parent-style-name="Standard">
      <style:paragraph-properties fo:text-align="center" style:justify-single-word="false"/>
      <style:text-properties officeooo:paragraph-rsid="0007e262"/>
    </style:style>
    <style:style style:name="P2" style:family="paragraph" style:parent-style-name="Standard">
      <style:paragraph-properties fo:text-align="start" style:justify-single-word="false"/>
      <style:text-properties officeooo:paragraph-rsid="0007e262"/>
    </style:style>
    <style:style style:name="P3" style:family="paragraph" style:parent-style-name="Table_20_Contents">
      <style:paragraph-properties fo:text-align="start" style:justify-single-word="false"/>
      <style:text-properties officeooo:paragraph-rsid="0007e262"/>
    </style:style>
    <style:style style:name="P4" style:family="paragraph" style:parent-style-name="Table_20_Contents">
      <style:paragraph-properties fo:text-align="start" style:justify-single-word="false"/>
      <style:text-properties officeooo:paragraph-rsid="0007e262"/>
    </style:style>
    <style:style style:name="P5" style:family="paragraph" style:parent-style-name="Table_20_Contents">
      <style:paragraph-properties fo:text-align="start" style:justify-single-word="false"/>
      <style:text-properties officeooo:rsid="0007e262" officeooo:paragraph-rsid="0007e262"/>
    </style:style>
    <style:style style:name="P6" style:family="paragraph" style:parent-style-name="Table_20_Contents">
      <style:paragraph-properties fo:text-align="start" style:justify-single-word="false"/>
      <style:text-properties officeooo:rsid="000911d8" officeooo:paragraph-rsid="000911d8"/>
    </style:style>
    <style:style style:name="P7" style:family="paragraph" style:parent-style-name="Table_20_Contents">
      <style:paragraph-properties fo:text-align="start" style:justify-single-word="false"/>
      <style:text-properties officeooo:rsid="000a0d6a" officeooo:paragraph-rsid="000a0d6a"/>
    </style:style>
    <style:style style:name="P8" style:family="paragraph" style:parent-style-name="Table_20_Contents" style:list-style-name="L1">
      <style:paragraph-properties fo:text-align="start" style:justify-single-word="false"/>
      <style:text-properties fo:font-size="10.5pt" officeooo:rsid="0007e262" officeooo:paragraph-rsid="0007e262" style:font-size-asian="10.5pt" style:font-size-complex="10.5pt"/>
    </style:style>
    <style:style style:name="P9" style:family="paragraph" style:parent-style-name="Table_20_Contents" style:list-style-name="L2">
      <style:paragraph-properties fo:text-align="start" style:justify-single-word="false"/>
      <style:text-properties fo:font-size="10.5pt" officeooo:rsid="0007e262" officeooo:paragraph-rsid="0007e262" style:font-size-asian="10.5pt" style:font-size-complex="10.5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0.5pt" officeooo:rsid="000911d8" officeooo:paragraph-rsid="000911d8" style:font-size-asian="10.5pt" style:font-size-complex="10.5pt"/>
    </style:style>
    <style:style style:name="P11" style:family="paragraph" style:parent-style-name="Table_20_Contents" style:list-style-name="L4">
      <style:paragraph-properties fo:text-align="start" style:justify-single-word="false"/>
      <style:text-properties fo:font-size="10.5pt" officeooo:rsid="000911d8" officeooo:paragraph-rsid="000911d8" style:font-size-asian="10.5pt" style:font-size-complex="10.5pt"/>
    </style:style>
    <style:style style:name="P12" style:family="paragraph" style:parent-style-name="Table_20_Contents" style:list-style-name="L4">
      <style:paragraph-properties fo:text-align="start" style:justify-single-word="false"/>
      <style:text-properties fo:font-size="10.5pt" officeooo:rsid="000911d8" officeooo:paragraph-rsid="000a0d6a" style:font-size-asian="10.5pt" style:font-size-complex="10.5pt"/>
    </style:style>
    <style:style style:name="P13" style:family="paragraph" style:parent-style-name="Table_20_Contents" style:list-style-name="L3">
      <style:paragraph-properties fo:text-align="start" style:justify-single-word="false"/>
      <style:text-properties fo:font-size="10.5pt" officeooo:rsid="000911d8" officeooo:paragraph-rsid="000911d8" style:font-size-asian="10.5pt" style:font-size-complex="10.5pt"/>
    </style:style>
    <style:style style:name="P14" style:family="paragraph" style:parent-style-name="Table_20_Contents" style:list-style-name="L2">
      <style:paragraph-properties fo:text-align="start" style:justify-single-word="false"/>
      <style:text-properties fo:font-size="10.5pt" officeooo:rsid="0008d9fb" officeooo:paragraph-rsid="0008d9fb" style:font-size-asian="10.5pt" style:font-size-complex="10.5pt"/>
    </style:style>
    <style:style style:name="P15" style:family="paragraph" style:parent-style-name="Table_20_Contents" style:list-style-name="L3">
      <style:paragraph-properties fo:text-align="start" style:justify-single-word="false"/>
      <style:text-properties fo:font-size="10.5pt" officeooo:rsid="0008d9fb" officeooo:paragraph-rsid="0008d9fb" style:font-size-asian="10.5pt" style:font-size-complex="10.5pt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0.5pt" officeooo:paragraph-rsid="0008d9fb" style:font-size-asian="10.5pt" style:font-size-complex="10.5pt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0.5pt" officeooo:paragraph-rsid="0007e262" style:font-size-asian="10.5pt" style:font-size-complex="10.5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size="10.5pt" officeooo:paragraph-rsid="0007e262" style:font-size-asian="10.5pt" style:font-size-complex="10.5pt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size="10.5pt" officeooo:paragraph-rsid="000911d8" style:font-size-asian="10.5pt" style:font-size-complex="10.5pt"/>
    </style:style>
    <style:style style:name="P20" style:family="paragraph" style:parent-style-name="Table_20_Contents" style:list-style-name="L4">
      <style:paragraph-properties fo:text-align="start" style:justify-single-word="false"/>
      <style:text-properties fo:font-size="10.5pt" officeooo:rsid="000a0d6a" officeooo:paragraph-rsid="000a0d6a" style:font-size-asian="10.5pt" style:font-size-complex="10.5pt"/>
    </style:style>
    <style:style style:name="T1" style:family="text">
      <style:text-properties officeooo:rsid="0007e262"/>
    </style:style>
    <style:style style:name="T2" style:family="text">
      <style:text-properties officeooo:rsid="0008d9fb"/>
    </style:style>
    <style:style style:name="T3" style:family="text">
      <style:text-properties style:text-position="super 58%" officeooo:rsid="0008d9fb"/>
    </style:style>
    <style:style style:name="T4" style:family="text">
      <style:text-properties officeooo:rsid="00091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E465 Presentation Critique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146120744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ndard">Andrey Melnykov </text:p>
          </table:table-cell>
          <table:table-cell table:style-name="Table1.A1" office:value-type="string">
            <text:p text:style-name="Standard">Liza Catambing</text:p>
          </table:table-cell>
          <table:table-cell table:style-name="Table1.D1" office:value-type="string">
            <text:p text:style-name="Standard">Noah Hermanson</text:p>
          </table:table-cell>
        </table:table-row>
        <table:table-row table:style-name="TableLine94114612074496">
          <table:table-cell table:style-name="Table1.A2" office:value-type="string">
            <text:p text:style-name="P5">Differences between the presented designs</text:p>
          </table:table-cell>
          <table:table-cell table:style-name="Table1.A2" office:value-type="string">
            <text:list xml:id="list309953036" text:style-name="L1">
              <text:list-item>
                <text:p text:style-name="P8">Time-sharing reduction &amp; symmetry method</text:p>
              </text:list-item>
              <text:list-item>
                <text:p text:style-name="P10">Used 2 half-band and 2 sampler modules in TX and RCV</text:p>
              </text:list-item>
            </text:list>
          </table:table-cell>
          <table:table-cell table:style-name="Table1.A2" office:value-type="string">
            <text:list xml:id="list113624707417878" text:continue-numbering="true" text:style-name="L1">
              <text:list-item>
                <text:p text:style-name="P8">Time-sharing reduction &amp; symmetry method</text:p>
              </text:list-item>
              <text:list-item>
                <text:p text:style-name="P10">Used 2 half-band and 2 sampler modules in TX and RCV</text:p>
              </text:list-item>
              <text:list-item>
                <text:p text:style-name="P10">Used a Chebyshev window on half-band filters</text:p>
              </text:list-item>
            </text:list>
          </table:table-cell>
          <table:table-cell table:style-name="Table1.D2" office:value-type="string">
            <text:list xml:id="list113625140864739" text:continue-numbering="true" text:style-name="L1">
              <text:list-item>
                <text:p text:style-name="P18"><text:span text:style-name="T1">Polyphase &amp; symmetry method</text:span></text:p>
              </text:list-item>
              <text:list-item>
                <text:p text:style-name="P10">Used a single upsampler/downsampler cascaded with an anti-aliasing filter</text:p>
              </text:list-item>
            </text:list>
          </table:table-cell>
        </table:table-row>
        <table:table-row table:style-name="TableLine94114612074496">
          <table:table-cell table:style-name="Table1.A2" office:value-type="string">
            <text:p text:style-name="P5">Pros/Cons of each design</text:p>
          </table:table-cell>
          <table:table-cell table:style-name="Table1.A2" office:value-type="string">
            <text:list xml:id="list1433080525" text:style-name="L2">
              <text:list-item>
                <text:p text:style-name="P9">Pros: </text:p>
                <text:list>
                  <text:list-item>
                    <text:p text:style-name="P9">Efficient use of hardware by using time-sharing to reduce multipliers</text:p>
                  </text:list-item>
                </text:list>
              </text:list-item>
              <text:list-item>
                <text:p text:style-name="P9">Cons:</text:p>
                <text:list>
                  <text:list-item>
                    <text:p text:style-name="P9">Required over 120 coefficients to implement thus required more multipliers</text:p>
                  </text:list-item>
                </text:list>
              </text:list-item>
            </text:list>
          </table:table-cell>
          <table:table-cell table:style-name="Table1.A2" office:value-type="string">
            <text:list xml:id="list113625678367529" text:continue-numbering="true" text:style-name="L2">
              <text:list-item>
                <text:p text:style-name="P9">Pros: </text:p>
                <text:list>
                  <text:list-item>
                    <text:p text:style-name="P9">Efficient use of hardware by using time-sharing to reduce multipliers</text:p>
                  </text:list-item>
                </text:list>
              </text:list-item>
              <text:list-item>
                <text:p text:style-name="P14">Cons:</text:p>
                <text:list>
                  <text:list-item>
                    <text:p text:style-name="P16"><text:span text:style-name="T2">Used a Chebyshev window for half-band implementation; wasn’t sure if window took advantage of every 2</text:span><text:span text:style-name="T3">nd</text:span><text:span text:style-name="T2"> coefficient being 0</text:span></text:p>
                  </text:list-item>
                </text:list>
              </text:list-item>
            </text:list>
          </table:table-cell>
          <table:table-cell table:style-name="Table1.D2" office:value-type="string">
            <text:list xml:id="list113625699683895" text:continue-numbering="true" text:style-name="L2">
              <text:list-item>
                <text:p text:style-name="P9">Pros: </text:p>
                <text:list>
                  <text:list-item>
                    <text:p text:style-name="P17"><text:span text:style-name="T1">Efficient use of hardware by using polyphase to reduce multipliers</text:span></text:p>
                  </text:list-item>
                </text:list>
              </text:list-item>
              <text:list-item>
                <text:p text:style-name="P9">Cons:</text:p>
                <text:list>
                  <text:list-item>
                    <text:p text:style-name="P9">Polyphase seem to be a more difficult filter structure to implement</text:p>
                  </text:list-item>
                </text:list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3"><text:span text:style-name="T1">Strengths/Weakness of each presented design </text:span>(content, presentation style, ability to answer questions, etc.)</text:p>
          </table:table-cell>
          <table:table-cell table:style-name="Table1.A2" office:value-type="string">
            <text:list xml:id="list1121985327" text:style-name="L4">
              <text:list-item>
                <text:p text:style-name="P11">Strength:</text:p>
              </text:list-item>
              <text:list-item>
                <text:p text:style-name="P11">Weakness:</text:p>
                <text:list>
                  <text:list-item>
                    <text:p text:style-name="P11">Would have like to see more of his design’s performance results</text:p>
                  </text:list-item>
                  <text:list-item>
                    <text:p text:style-name="P20">Answer to questions was not clear</text:p>
                  </text:list-item>
                </text:list>
              </text:list-item>
            </text:list>
          </table:table-cell>
          <table:table-cell table:style-name="Table1.A2" office:value-type="string">
            <text:list xml:id="list113625271456217" text:continue-numbering="true" text:style-name="L4">
              <text:list-item>
                <text:p text:style-name="P12">Strength:</text:p>
              </text:list-item>
              <text:list-item>
                <text:p text:style-name="P12">Weakness:</text:p>
                <text:list>
                  <text:list-item>
                    <text:p text:style-name="P12">Would have like to see more of his design’s performance results</text:p>
                  </text:list-item>
                  <text:list-item>
                    <text:p text:style-name="P20">Did not take advantage of other verification methods such as Modelsim</text:p>
                  </text:list-item>
                  <text:list-item>
                    <text:p text:style-name="P20">Seemed to not have finished making her slides</text:p>
                  </text:list-item>
                  <text:list-item>
                    <text:p text:style-name="P20">Wasn</text:p>
                  </text:list-item>
                </text:list>
              </text:list-item>
            </text:list>
          </table:table-cell>
          <table:table-cell table:style-name="Table1.D2" office:value-type="string">
            <text:list xml:id="list1426653831" text:style-name="L3">
              <text:list-item>
                <text:p text:style-name="P15">Strength:</text:p>
                <text:list>
                  <text:list-item>
                    <text:p text:style-name="P15">Liked how he used polyphase instead of time-sharing</text:p>
                  </text:list-item>
                  <text:list-item>
                    <text:p text:style-name="P19"><text:span text:style-name="T4">Took advantage of full utilizing modelsim <text:s/>to verify design</text:span></text:p>
                  </text:list-item>
                </text:list>
              </text:list-item>
              <text:list-item>
                <text:p text:style-name="P13">Weakness:</text:p>
                <text:list>
                  <text:list-item>
                    <text:p text:style-name="P13">Would have like to hear more about his reasoning for his design choices</text:p>
                  </text:list-item>
                </text:list>
              </text:list-item>
            </text:list>
          </table:table-cell>
        </table:table-row>
        <table:table-row table:style-name="TableLine94114612074496">
          <table:table-cell table:style-name="Table1.A2" office:value-type="string">
            <text:p text:style-name="P5">Suggested marks</text:p>
          </table:table-cell>
          <table:table-cell table:style-name="Table1.A2" office:value-type="string">
            <text:p text:style-name="P7">7/10</text:p>
          </table:table-cell>
          <table:table-cell table:style-name="Table1.A2" office:value-type="string">
            <text:p text:style-name="P7">7.5/10</text:p>
          </table:table-cell>
          <table:table-cell table:style-name="Table1.D2" office:value-type="string">
            <text:p text:style-name="P6">9/1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08T10:56:40.696252296</meta:creation-date>
    <dc:date>2022-04-08T11:36:23.956709922</dc:date>
    <meta:editing-duration>PT7M2S</meta:editing-duration>
    <meta:editing-cycles>1</meta:editing-cycles>
    <meta:document-statistic meta:table-count="1" meta:image-count="0" meta:object-count="0" meta:page-count="1" meta:paragraph-count="45" meta:word-count="282" meta:character-count="1648" meta:non-whitespace-character-count="1440"/>
    <meta:generator>LibreOffice/6.4.7.2$Linux_X86_64 LibreOffice_project/40$Build-2</meta:generator>
  </office:meta>
</office:document-meta>
</file>